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1.9402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AMOUNT_WOOD_GENER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Duration [sec]</text:p>
          </table:table-cell>
          <table:table-cell table:style-name="ce1" office:value-type="string" calcext:value-type="string">
            <text:p>Wood Gathered</text:p>
          </table:table-cell>
          <table:table-cell table:style-name="ce1" office:value-type="string" calcext:value-type="string">
            <text:p>Wood Rate/[sec]</text:p>
          </table:table-cell>
          <table:table-cell table:style-name="ce1" office:value-type="string" calcext:value-type="string">
            <text:p>#Lumberjack Equivalent (based on 0.39/s dark age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" calcext:value-type="float">
            <text:p>1</text:p>
          </table:table-cell>
          <table:table-cell table:style-name="ce3" table:formula="of:=[.C2]/[.B2]" office:value-type="float" office:value="0.0161290322580645" calcext:value-type="float">
            <text:p>0.016129032258065</text:p>
          </table:table-cell>
          <table:table-cell table:formula="of:=[.D2]/0.39" office:value-type="float" office:value="0.0413564929693962" calcext:value-type="float">
            <text:p>0.04135649296939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[.C3]/[.B3]" office:value-type="float" office:value="0.032258064516129" calcext:value-type="float">
            <text:p>0.032258064516129</text:p>
          </table:table-cell>
          <table:table-cell table:formula="of:=[.D3]/0.39" office:value-type="float" office:value="0.0827129859387924" calcext:value-type="float">
            <text:p>0.08271298593879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[.C4]/[.B4]" office:value-type="float" office:value="0.0491803278688525" calcext:value-type="float">
            <text:p>0.049180327868853</text:p>
          </table:table-cell>
          <table:table-cell table:formula="of:=[.D4]/0.39" office:value-type="float" office:value="0.126103404791929" calcext:value-type="float">
            <text:p>0.12610340479192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" calcext:value-type="float">
            <text:p>4</text:p>
          </table:table-cell>
          <table:table-cell table:style-name="ce3" table:formula="of:=[.C5]/[.B5]" office:value-type="float" office:value="0.0655737704918033" calcext:value-type="float">
            <text:p>0.065573770491803</text:p>
          </table:table-cell>
          <table:table-cell table:formula="of:=[.D5]/0.39" office:value-type="float" office:value="0.168137873055906" calcext:value-type="float">
            <text:p>0.16813787305590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" calcext:value-type="float">
            <text:p>5</text:p>
          </table:table-cell>
          <table:table-cell table:style-name="ce3" table:formula="of:=[.C6]/[.B6]" office:value-type="float" office:value="0.0833333333333333" calcext:value-type="float">
            <text:p>0.083333333333333</text:p>
          </table:table-cell>
          <table:table-cell table:formula="of:=[.D6]/0.39" office:value-type="float" office:value="0.213675213675214" calcext:value-type="float">
            <text:p>0.21367521367521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" table:number-columns-repeated="2"/>
          <table:table-cell table:style-name="ce3"/>
          <table:table-cell table:formula="of:=[.D7]/0.39"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" table:number-columns-repeated="2"/>
          <table:table-cell table:style-name="ce3"/>
          <table:table-cell table:formula="of:=[.D8]/0.39"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" table:number-columns-repeated="2"/>
          <table:table-cell table:style-name="ce3"/>
          <table:table-cell table:formula="of:=[.D9]/0.39"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" table:number-columns-repeated="2"/>
          <table:table-cell table:style-name="ce3"/>
          <table:table-cell table:formula="of:=[.D10]/0.39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0" calcext:value-type="float">
            <text:p>10</text:p>
          </table:table-cell>
          <table:table-cell table:style-name="ce3" table:formula="of:=[.C11]/[.B11]" office:value-type="float" office:value="0.166666666666667" calcext:value-type="float">
            <text:p>0.166666666666667</text:p>
          </table:table-cell>
          <table:table-cell table:formula="of:=[.D11]/0.39" office:value-type="float" office:value="0.427350427350427" calcext:value-type="float">
            <text:p>0.42735042735042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" table:number-columns-repeated="2"/>
          <table:table-cell table:style-name="ce3"/>
          <table:table-cell table:formula="of:=[.D12]/0.39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" table:number-columns-repeated="2"/>
          <table:table-cell table:style-name="ce3"/>
          <table:table-cell table:formula="of:=[.D13]/0.39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" table:number-columns-repeated="2"/>
          <table:table-cell table:style-name="ce3"/>
          <table:table-cell table:formula="of:=[.D14]/0.39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" table:number-columns-repeated="2"/>
          <table:table-cell table:style-name="ce3"/>
          <table:table-cell table:formula="of:=[.D15]/0.39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5" calcext:value-type="float">
            <text:p>15</text:p>
          </table:table-cell>
          <table:table-cell table:style-name="ce3" table:formula="of:=[.C16]/[.B16]" office:value-type="float" office:value="0.25" calcext:value-type="float">
            <text:p>0.25</text:p>
          </table:table-cell>
          <table:table-cell table:formula="of:=[.D16]/0.39" office:value-type="float" office:value="0.641025641025641" calcext:value-type="float">
            <text:p>0.64102564102564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3"/>
          <table:table-cell table:formula="of:=[.A17]/60/0.39" office:value-type="float" office:value="0.683760683760684" calcext:value-type="float">
            <text:p>0.68376068376068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3"/>
          <table:table-cell table:formula="of:=[.A18]/60/0.39" office:value-type="float" office:value="0.726495726495726" calcext:value-type="float">
            <text:p>0.72649572649572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3"/>
          <table:table-cell table:formula="of:=[.A19]/60/0.39" office:value-type="float" office:value="0.769230769230769" calcext:value-type="float">
            <text:p>0.769230769230769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3"/>
          <table:table-cell table:formula="of:=[.A20]/60/0.39" office:value-type="float" office:value="0.811965811965812" calcext:value-type="float">
            <text:p>0.81196581196581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"/>
          <table:table-cell table:formula="of:=[.A21]/60/0.39" office:value-type="float" office:value="0.854700854700855" calcext:value-type="float">
            <text:p>0.85470085470085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"/>
          <table:table-cell table:formula="of:=[.A22]/60/0.39" office:value-type="float" office:value="0.897435897435897" calcext:value-type="float">
            <text:p>0.89743589743589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3"/>
          <table:table-cell table:formula="of:=[.A23]/60/0.39" office:value-type="float" office:value="0.94017094017094" calcext:value-type="float">
            <text:p>0.9401709401709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3"/>
          <table:table-cell table:formula="of:=[.A24]/60/0.39" office:value-type="float" office:value="0.982905982905983" calcext:value-type="float">
            <text:p>0.98290598290598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3"/>
          <table:table-cell table:formula="of:=[.A25]/60/0.39" office:value-type="float" office:value="1.02564102564103" calcext:value-type="float">
            <text:p>1.0256410256410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"/>
          <table:table-cell table:formula="of:=[.A26]/60/0.39" office:value-type="float" office:value="1.06837606837607" calcext:value-type="float">
            <text:p>1.0683760683760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3"/>
          <table:table-cell table:formula="of:=[.A27]/60/0.39" office:value-type="float" office:value="1.11111111111111" calcext:value-type="float">
            <text:p>1.1111111111111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3"/>
          <table:table-cell table:formula="of:=[.A28]/60/0.39" office:value-type="float" office:value="1.15384615384615" calcext:value-type="float">
            <text:p>1.1538461538461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3"/>
          <table:table-cell table:formula="of:=[.A29]/60/0.39" office:value-type="float" office:value="1.1965811965812" calcext:value-type="float">
            <text:p>1.196581196581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3"/>
          <table:table-cell table:formula="of:=[.A30]/60/0.39" office:value-type="float" office:value="1.23931623931624" calcext:value-type="float">
            <text:p>1.2393162393162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3"/>
          <table:table-cell table:formula="of:=[.A31]/60/0.39" office:value-type="float" office:value="1.28205128205128" calcext:value-type="float">
            <text:p>1.2820512820512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3"/>
          <table:table-cell table:formula="of:=[.A32]/60/0.39" office:value-type="float" office:value="1.32478632478633" calcext:value-type="float">
            <text:p>1.3247863247863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3"/>
          <table:table-cell table:formula="of:=[.A33]/60/0.39" office:value-type="float" office:value="1.36752136752137" calcext:value-type="float">
            <text:p>1.36752136752137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3"/>
          <table:table-cell table:formula="of:=[.A34]/60/0.39" office:value-type="float" office:value="1.41025641025641" calcext:value-type="float">
            <text:p>1.4102564102564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3"/>
          <table:table-cell table:formula="of:=[.A35]/60/0.39" office:value-type="float" office:value="1.45299145299145" calcext:value-type="float">
            <text:p>1.4529914529914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3"/>
          <table:table-cell table:formula="of:=[.A36]/60/0.39" office:value-type="float" office:value="1.4957264957265" calcext:value-type="float">
            <text:p>1.495726495726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3"/>
          <table:table-cell table:formula="of:=[.A37]/60/0.39" office:value-type="float" office:value="1.53846153846154" calcext:value-type="float">
            <text:p>1.5384615384615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3"/>
          <table:table-cell table:formula="of:=[.A38]/60/0.39" office:value-type="float" office:value="1.58119658119658" calcext:value-type="float">
            <text:p>1.58119658119658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3"/>
          <table:table-cell table:formula="of:=[.A39]/60/0.39" office:value-type="float" office:value="1.62393162393162" calcext:value-type="float">
            <text:p>1.6239316239316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3"/>
          <table:table-cell table:formula="of:=[.A40]/60/0.39" office:value-type="float" office:value="1.66666666666667" calcext:value-type="float">
            <text:p>1.66666666666667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3"/>
          <table:table-cell table:formula="of:=[.A41]/60/0.39" office:value-type="float" office:value="1.70940170940171" calcext:value-type="float">
            <text:p>1.7094017094017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3"/>
          <table:table-cell table:formula="of:=[.A42]/60/0.39" office:value-type="float" office:value="1.75213675213675" calcext:value-type="float">
            <text:p>1.7521367521367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3"/>
          <table:table-cell table:formula="of:=[.A43]/60/0.39" office:value-type="float" office:value="1.79487179487179" calcext:value-type="float">
            <text:p>1.7948717948717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3"/>
          <table:table-cell table:formula="of:=[.A44]/60/0.39" office:value-type="float" office:value="1.83760683760684" calcext:value-type="float">
            <text:p>1.8376068376068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3"/>
          <table:table-cell table:formula="of:=[.A45]/60/0.39" office:value-type="float" office:value="1.88034188034188" calcext:value-type="float">
            <text:p>1.8803418803418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3"/>
          <table:table-cell table:formula="of:=[.A46]/60/0.39" office:value-type="float" office:value="1.92307692307692" calcext:value-type="float">
            <text:p>1.92307692307692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3"/>
          <table:table-cell table:formula="of:=[.A47]/60/0.39" office:value-type="float" office:value="1.96581196581197" calcext:value-type="float">
            <text:p>1.96581196581197</text:p>
          </table:table-cell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table:formula="of:=[.A48]/60/0.39" office:value-type="float" office:value="2.00854700854701" calcext:value-type="float">
            <text:p>2.0085470085470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3"/>
          <table:table-cell table:formula="of:=[.A49]/60/0.39" office:value-type="float" office:value="2.05128205128205" calcext:value-type="float">
            <text:p>2.05128205128205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3"/>
          <table:table-cell table:formula="of:=[.A50]/60/0.39" office:value-type="float" office:value="2.09401709401709" calcext:value-type="float">
            <text:p>2.0940170940170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3"/>
          <table:table-cell table:formula="of:=[.A51]/60/0.39" office:value-type="float" office:value="2.13675213675214" calcext:value-type="float">
            <text:p>2.1367521367521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3"/>
          <table:table-cell table:formula="of:=[.A52]/60/0.39" office:value-type="float" office:value="2.17948717948718" calcext:value-type="float">
            <text:p>2.17948717948718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3"/>
          <table:table-cell table:formula="of:=[.A53]/60/0.39" office:value-type="float" office:value="2.22222222222222" calcext:value-type="float">
            <text:p>2.22222222222222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3"/>
          <table:table-cell table:formula="of:=[.A54]/60/0.39" office:value-type="float" office:value="2.26495726495726" calcext:value-type="float">
            <text:p>2.26495726495726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3"/>
          <table:table-cell table:formula="of:=[.A55]/60/0.39" office:value-type="float" office:value="2.30769230769231" calcext:value-type="float">
            <text:p>2.3076923076923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3"/>
          <table:table-cell table:formula="of:=[.A56]/60/0.39" office:value-type="float" office:value="2.35042735042735" calcext:value-type="float">
            <text:p>2.3504273504273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3"/>
          <table:table-cell table:formula="of:=[.A57]/60/0.39" office:value-type="float" office:value="2.39316239316239" calcext:value-type="float">
            <text:p>2.39316239316239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3"/>
          <table:table-cell table:formula="of:=[.A58]/60/0.39" office:value-type="float" office:value="2.43589743589744" calcext:value-type="float">
            <text:p>2.43589743589744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3"/>
          <table:table-cell table:formula="of:=[.A59]/60/0.39" office:value-type="float" office:value="2.47863247863248" calcext:value-type="float">
            <text:p>2.47863247863248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3"/>
          <table:table-cell table:formula="of:=[.A60]/60/0.39" office:value-type="float" office:value="2.52136752136752" calcext:value-type="float">
            <text:p>2.52136752136752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3"/>
          <table:table-cell table:formula="of:=[.A61]/60/0.39" office:value-type="float" office:value="2.56410256410256" calcext:value-type="float">
            <text:p>2.56410256410256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3"/>
          <table:table-cell table:formula="of:=[.A62]/60/0.39" office:value-type="float" office:value="2.60683760683761" calcext:value-type="float">
            <text:p>2.6068376068376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3"/>
          <table:table-cell table:formula="of:=[.A63]/60/0.39" office:value-type="float" office:value="2.64957264957265" calcext:value-type="float">
            <text:p>2.6495726495726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3"/>
          <table:table-cell table:formula="of:=[.A64]/60/0.39" office:value-type="float" office:value="2.69230769230769" calcext:value-type="float">
            <text:p>2.6923076923076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3"/>
          <table:table-cell table:formula="of:=[.A65]/60/0.39" office:value-type="float" office:value="2.73504273504273" calcext:value-type="float">
            <text:p>2.73504273504273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3"/>
          <table:table-cell table:formula="of:=[.A66]/60/0.39" office:value-type="float" office:value="2.77777777777778" calcext:value-type="float">
            <text:p>2.7777777777777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3"/>
          <table:table-cell table:formula="of:=[.A67]/60/0.39" office:value-type="float" office:value="2.82051282051282" calcext:value-type="float">
            <text:p>2.8205128205128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3"/>
          <table:table-cell table:formula="of:=[.A68]/60/0.39" office:value-type="float" office:value="2.86324786324786" calcext:value-type="float">
            <text:p>2.86324786324786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3"/>
          <table:table-cell table:formula="of:=[.A69]/60/0.39" office:value-type="float" office:value="2.90598290598291" calcext:value-type="float">
            <text:p>2.90598290598291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3"/>
          <table:table-cell table:formula="of:=[.A70]/60/0.39" office:value-type="float" office:value="2.94871794871795" calcext:value-type="float">
            <text:p>2.94871794871795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3"/>
          <table:table-cell table:formula="of:=[.A71]/60/0.39" office:value-type="float" office:value="2.99145299145299" calcext:value-type="float">
            <text:p>2.99145299145299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3"/>
          <table:table-cell table:formula="of:=[.A72]/60/0.39" office:value-type="float" office:value="3.03418803418803" calcext:value-type="float">
            <text:p>3.03418803418803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3"/>
          <table:table-cell table:formula="of:=[.A73]/60/0.39" office:value-type="float" office:value="3.07692307692308" calcext:value-type="float">
            <text:p>3.07692307692308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3"/>
          <table:table-cell table:formula="of:=[.A74]/60/0.39" office:value-type="float" office:value="3.11965811965812" calcext:value-type="float">
            <text:p>3.11965811965812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3"/>
          <table:table-cell table:formula="of:=[.A75]/60/0.39" office:value-type="float" office:value="3.16239316239316" calcext:value-type="float">
            <text:p>3.16239316239316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3"/>
          <table:table-cell table:formula="of:=[.A76]/60/0.39" office:value-type="float" office:value="3.2051282051282" calcext:value-type="float">
            <text:p>3.2051282051282</text:p>
          </table:table-cell>
        </table:table-row>
      </table:table>
      <table:table table:name="GUARD_STATE" table:style-name="ta1">
        <table:table-column table:style-name="co1" table:number-columns-repeated="7" table:default-cell-style-name="Default"/>
        <table:table-row table:style-name="ro3"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Duration [sec]</text:p>
          </table:table-cell>
          <table:table-cell table:style-name="ce1" office:value-type="string" calcext:value-type="string">
            <text:p>Wood at Capture</text:p>
          </table:table-cell>
          <table:table-cell table:style-name="ce1" office:value-type="string" calcext:value-type="string">
            <text:p>End Wood</text:p>
          </table:table-cell>
          <table:table-cell table:style-name="ce1" office:value-type="string" calcext:value-type="string">
            <text:p>Wood Gathered (minus 47 from trickle)</text:p>
          </table:table-cell>
          <table:table-cell table:style-name="ce1" office:value-type="string" calcext:value-type="string">
            <text:p>Wood Rate/[sec]</text:p>
          </table:table-cell>
          <table:table-cell table:style-name="ce1" office:value-type="string" calcext:value-type="string">
            <text:p>#Lumberjack Equivalent (based on 0.39/s dark age)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436" calcext:value-type="float">
            <text:p>436</text:p>
          </table:table-cell>
          <table:table-cell table:formula="of:=[.D2]-[.C2]-47" office:value-type="float" office:value="360" calcext:value-type="float">
            <text:p>360</text:p>
          </table:table-cell>
          <table:table-cell table:formula="of:=[.E2]/[.B2]" office:value-type="float" office:value="6" calcext:value-type="float">
            <text:p>6</text:p>
          </table:table-cell>
          <table:table-cell table:formula="of:=[.F2]/0.39" office:value-type="float" office:value="15.3846153846154" calcext:value-type="float">
            <text:p>15.3846153846154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table:number-columns-repeated="4"/>
          <table:table-cell table:formula="of:=[.A3]/100" office:value-type="float" office:value="5.5" calcext:value-type="float">
            <text:p>5.5</text:p>
          </table:table-cell>
          <table:table-cell table:formula="of:=[.F3]/0.39" office:value-type="float" office:value="14.1025641025641" calcext:value-type="float">
            <text:p>14.1025641025641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table:number-columns-repeated="4"/>
          <table:table-cell table:formula="of:=[.A4]/100" office:value-type="float" office:value="5" calcext:value-type="float">
            <text:p>5</text:p>
          </table:table-cell>
          <table:table-cell table:formula="of:=[.F4]/0.39" office:value-type="float" office:value="12.8205128205128" calcext:value-type="float">
            <text:p>12.8205128205128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table:number-columns-repeated="4"/>
          <table:table-cell table:formula="of:=[.A5]/100" office:value-type="float" office:value="4.5" calcext:value-type="float">
            <text:p>4.5</text:p>
          </table:table-cell>
          <table:table-cell table:formula="of:=[.F5]/0.39" office:value-type="float" office:value="11.5384615384615" calcext:value-type="float">
            <text:p>11.5384615384615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table:number-columns-repeated="4"/>
          <table:table-cell table:formula="of:=[.A6]/100" office:value-type="float" office:value="4" calcext:value-type="float">
            <text:p>4</text:p>
          </table:table-cell>
          <table:table-cell table:formula="of:=[.F6]/0.39" office:value-type="float" office:value="10.2564102564103" calcext:value-type="float">
            <text:p>10.2564102564103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table:number-columns-repeated="4"/>
          <table:table-cell table:formula="of:=[.A7]/100" office:value-type="float" office:value="3.5" calcext:value-type="float">
            <text:p>3.5</text:p>
          </table:table-cell>
          <table:table-cell table:formula="of:=[.F7]/0.39" office:value-type="float" office:value="8.97435897435897" calcext:value-type="float">
            <text:p>8.97435897435897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4"/>
          <table:table-cell table:formula="of:=[.A8]/100" office:value-type="float" office:value="3" calcext:value-type="float">
            <text:p>3</text:p>
          </table:table-cell>
          <table:table-cell table:formula="of:=[.F8]/0.39" office:value-type="float" office:value="7.69230769230769" calcext:value-type="float">
            <text:p>7.69230769230769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table:number-columns-repeated="4"/>
          <table:table-cell table:formula="of:=[.A9]/100" office:value-type="float" office:value="2.5" calcext:value-type="float">
            <text:p>2.5</text:p>
          </table:table-cell>
          <table:table-cell table:formula="of:=[.F9]/0.39" office:value-type="float" office:value="6.41025641025641" calcext:value-type="float">
            <text:p>6.41025641025641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4"/>
          <table:table-cell table:formula="of:=[.A10]/100" office:value-type="float" office:value="2" calcext:value-type="float">
            <text:p>2</text:p>
          </table:table-cell>
          <table:table-cell table:formula="of:=[.F10]/0.39" office:value-type="float" office:value="5.12820512820513" calcext:value-type="float">
            <text:p>5.12820512820513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4"/>
          <table:table-cell table:formula="of:=[.A11]/100" office:value-type="float" office:value="1.5" calcext:value-type="float">
            <text:p>1.5</text:p>
          </table:table-cell>
          <table:table-cell table:formula="of:=[.F11]/0.39" office:value-type="float" office:value="3.84615384615385" calcext:value-type="float">
            <text:p>3.84615384615385</text:p>
          </table:table-cell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table:number-columns-repeated="4"/>
          <table:table-cell table:style-name="ce2" table:formula="of:=[.A12]/100" office:value-type="float" office:value="1" calcext:value-type="float">
            <text:p>1</text:p>
          </table:table-cell>
          <table:table-cell table:style-name="ce2" table:formula="of:=[.F12]/0.39" office:value-type="float" office:value="2.56410256410256" calcext:value-type="float">
            <text:p>2.5641025641025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4"/>
          <table:table-cell table:formula="of:=[.A13]/100" office:value-type="float" office:value="0.5" calcext:value-type="float">
            <text:p>0.5</text:p>
          </table:table-cell>
          <table:table-cell table:formula="of:=[.F13]/0.39" office:value-type="float" office:value="1.28205128205128" calcext:value-type="float">
            <text:p>1.28205128205128</text:p>
          </table:table-cell>
        </table:table-row>
      </table:table>
      <table:table table:name="TRADE_WORKSHOP_TRICKLE" table:style-name="ta1">
        <table:table-column table:style-name="co1" table:number-columns-repeated="1024" table:default-cell-style-name="Default"/>
        <table:table-row table:style-name="ro3"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Duration [sec]</text:p>
          </table:table-cell>
          <table:table-cell table:style-name="ce1" office:value-type="string" calcext:value-type="string">
            <text:p>Wood at Capture</text:p>
          </table:table-cell>
          <table:table-cell table:style-name="ce1" office:value-type="string" calcext:value-type="string">
            <text:p>End Wood</text:p>
          </table:table-cell>
          <table:table-cell table:style-name="ce1" office:value-type="string" calcext:value-type="string">
            <text:p>Wood Gathered (minus 47 from trickle)</text:p>
          </table:table-cell>
          <table:table-cell table:style-name="ce1" office:value-type="string" calcext:value-type="string">
            <text:p>Wood Rate/[sec]</text:p>
          </table:table-cell>
          <table:table-cell table:style-name="ce1" office:value-type="string" calcext:value-type="string">
            <text:p>#Lumberjack Equivalent (based on 0.39/s dark age)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table:number-columns-repeated="1020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4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09T15:52:33.314000000</dc:date>
    <meta:editing-duration>PT1H21M21S</meta:editing-duration>
    <meta:editing-cycles>11</meta:editing-cycles>
    <meta:generator>LibreOffice/7.1.3.2$Windows_X86_64 LibreOffice_project/47f78053abe362b9384784d31a6e56f8511eb1c1</meta:generator>
    <meta:document-statistic meta:table-count="3" meta:cell-count="236" meta:object-count="0"/>
  </office:meta>
</office:document-meta>
</file>